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Text_20_body">
      <style:text-properties style:font-name="Arial" fo:font-size="6pt" style:font-size-asian="6pt" style:font-size-complex="6pt"/>
    </style:style>
    <style:style style:name="P5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language="en" fo:country="US" fo:font-style="normal" style:font-style-asian="normal" style:font-style-complex="normal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-complex="Ari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fo:font-size="10pt" style:font-size-asian="10pt" style:language-asian="zh" style:country-asian="TW" style:font-size-complex="10pt"/>
    </style:style>
    <style:style style:name="T33" style:family="text">
      <style:text-properties fo:language="en" fo:country="none"/>
    </style:style>
    <style:style style:name="T34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5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6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7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8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9" style:family="text">
      <style:text-properties fo:letter-spacing="0.0138in" style:text-underline-style="none" fo:font-weight="bold" style:font-weight-asian="bold"/>
    </style:style>
    <style:style style:name="T40" style:family="text">
      <style:text-properties style:font-name="Times New Roman" fo:language="en" fo:country="US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45">CALIBRATION CERTIFICATE</text:p>
      <text:p text:style-name="P21"/>
      <text:p text:style-name="P44"><text:span text:style-name="T5">Type:</text:span><text:span text:style-name="T6"> </text:span><text:span text:style-name="T8">Personal dosimeter</text:span><text:span text:style-name="T7"> AT3509A</text:span><text:span text:style-name="T9"><text:tab/></text:span><text:span text:style-name="T5">Date of calibration</text:span><text:span text:style-name="T3">:</text:span><text:span text:style-name="T4"> <text:s/></text:span><text:span text:style-name="T7">$date</text:span></text:p>
      <text:p text:style-name="P4"/>
      <text:p text:style-name="P6">S/n: <text:span text:style-name="T28"><text:s/></text:span><text:span text:style-name="T20">$</text:span><text:span text:style-name="T12">allSerial </text:span></text:p>
      <text:p text:style-name="P9"/>
      <text:p text:style-name="P7">Measurement limits:</text:p>
      <text:p text:style-name="P8"><text:span text:style-name="T13">0.1 </text:span><text:span text:style-name="T14">µ</text:span><text:span text:style-name="T13">Sv/h – 1.0 Sv/h</text:span></text:p>
      <text:p text:style-name="P10"/>
      <text:p text:style-name="P7">Measurement error:</text:p>
      <text:p text:style-name="P5"><text:span text:style-name="T37">0.1 </text:span><text:span text:style-name="T38">µ</text:span><text:span text:style-name="T37">Sv/h – 0.99 </text:span><text:span text:style-name="T38">µ</text:span><text:span text:style-name="T37">Sv/h – </text:span><text:span text:style-name="T34">±</text:span><text:span text:style-name="T36">30</text:span><text:span text:style-name="T35">%</text:span><text:span text:style-name="T39">, </text:span></text:p>
      <text:p text:style-name="P5"><text:span text:style-name="T37">1 </text:span><text:span text:style-name="T38">µ</text:span><text:span text:style-name="T37">Sv/h – 1 Sv/h – </text:span><text:span text:style-name="T34">±</text:span><text:span text:style-name="T36">15</text:span><text:span text:style-name="T35">%</text:span></text:p>
      <text:p text:style-name="P5"/>
      <text:p text:style-name="P7">Operating conditions: </text:p>
      <text:list xml:id="list2723759438259890663" text:style-name="L1">
        <text:list-item>
          <text:p text:style-name="P52"><text:span text:style-name="T16">Air temperature<text:tab/></text:span><text:span text:style-name="T27"><text:tab/><text:tab/><text:tab/>+</text:span><text:span text:style-name="T16">$temp</text:span><text:span text:style-name="T27"> °</text:span><text:span text:style-name="T16">C</text:span></text:p>
        </text:list-item>
        <text:list-item>
          <text:p text:style-name="P53">Atmospheric pressure<text:tab/><text:tab/><text:tab/>98,5 kPa</text:p>
        </text:list-item>
        <text:list-item>
          <text:p text:style-name="P53">Relative humidity<text:tab/><text:tab/><text:tab/><text:tab/>$vlag %</text:p>
        </text:list-item>
        <text:list-item>
          <text:p text:style-name="P54">Gamma radiation background<text:tab/><text:tab/>$bground <text:s/>nSv/h</text:p>
        </text:list-item>
      </text:list>
      <text:p text:style-name="Standard"><text:span text:style-name="Знак_20_примечания"/></text:p>
      <text:p text:style-name="P46"><text:span text:style-name="Знак_20_примечания"><text:span text:style-name="T32">$facility_13+11eng;</text:span></text:span></text:p>
      <text:p text:style-name="P46"><text:span text:style-name="Знак_20_примечания"><text:span text:style-name="T32"/></text:span></text:p>
      <text:p text:style-name="P22"><text:span text:style-name="T10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3"><text:span text:style-name="T16">AT3509A </text:span><text:span text:style-name="T10">(</text:span><text:span text:style-name="T40">γ</text:span><text:span text:style-name="T10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1"><text:span text:style-name="T26">Ḣ</text:span><text:span text:style-name="T25">p</text:span><text:span text:style-name="T23">i</text:span><text:span text:style-name="T29">(10)</text:span></text:p>
          </table:table-cell>
          <table:table-cell table:style-name="t1.B2" office:value-type="string">
            <text:p text:style-name="P47">Radia-tion source <text:s/>number</text:p>
          </table:table-cell>
          <table:table-cell table:style-name="t1.B2" office:value-type="string">
            <text:p text:style-name="P12"><text:span text:style-name="T10">Distance to source</text:span>, </text:p>
            <text:p text:style-name="P14">R, сm</text:p>
          </table:table-cell>
          <table:table-cell table:style-name="t1.B2" office:value-type="string">
            <text:p text:style-name="P37">Dose rate measurement</text:p>
            <text:p text:style-name="P31"><text:span text:style-name="T10">at check point</text:span>,</text:p>
            <text:p text:style-name="P31"><text:span text:style-name="T11">Ḣ</text:span><text:span text:style-name="T23">pi</text:span><text:span text:style-name="T29">(10)</text:span></text:p>
          </table:table-cell>
          <table:table-cell table:style-name="t1.B2" office:value-type="string">
            <text:p text:style-name="P28"><text:span text:style-name="T10">Average value</text:span>, </text:p>
            <text:p text:style-name="P29"><text:span text:style-name="T30">Ḣ</text:span><text:span text:style-name="T23">pi</text:span><text:span text:style-name="T29">(10)</text:span></text:p>
          </table:table-cell>
          <table:table-cell table:style-name="t1.B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3">i</text:span><text:span text:style-name="T18">,</text:span> %</text:p>
          </table:table-cell>
          <table:table-cell table:style-name="t1.B2" office:value-type="string">
            <text:p text:style-name="P18"><text:span text:style-name="T33">Relative standard deviation</text:span>,</text:p>
            <text:p text:style-name="P18"><text:span text:style-name="T10">S</text:span><text:span text:style-name="T23">i</text:span><text:span text:style-name="T10">, %</text:span></text:p>
          </table:table-cell>
          <table:table-cell table:style-name="t1.B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.I2" office:value-type="string">
            <text:p text:style-name="P25">Limits of intrinsic relative</text:p>
            <text:p text:style-name="P23"><text:span text:style-name="T10">error</text:span>, % </text:p>
            <text:p text:style-name="P24">not above</text:p>
          </table:table-cell>
        </table:table-row>
        <table:table-row>
          <table:table-cell table:style-name="t1.A3" office:value-type="string">
            <text:p text:style-name="P36">Background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18">3</text:span><text:span text:style-name="T10">0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18">15</text:span></text:p>
          </table:table-cell>
        </table:table-row>
        <table:table-row>
          <table:table-cell table:style-name="t1.A6" office:value-type="string">
            <text:p text:style-name="P12"><text:span text:style-name="T10">800.0</text:span>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9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3"><text:span text:style-name="T2">AT3509A </text:span><text:span text:style-name="T10">(</text:span><text:span text:style-name="T40">γ</text:span><text:span text:style-name="T10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2">Actual dose value</text:span><text:span text:style-name="T1">,</text:span></text:p>
            <text:p text:style-name="P30"><text:span text:style-name="T11">H</text:span><text:span text:style-name="T23">p</text:span><text:span text:style-name="T22">0</text:span><text:span text:style-name="T10">(10)</text:span></text:p>
          </table:table-cell>
          <table:table-cell table:style-name="s1.B2" table:number-rows-spanned="2" office:value-type="string">
            <text:p text:style-name="P47">Radiation source <text:s/>number</text:p>
          </table:table-cell>
          <table:table-cell table:style-name="s1.B2" table:number-rows-spanned="2" office:value-type="string">
            <text:p text:style-name="P34"><text:s text:c="2"/>d, cm<text:span text:style-name="T18"> <text:s/></text:span></text:p>
            <text:p text:style-name="P35">t, s</text:p>
          </table:table-cell>
          <table:table-cell table:style-name="s1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7">Relative <text:s/>measure-ment</text:span> <text:span text:style-name="T10">error</text:span></text:p>
            <text:p text:style-name="P48"><text:span text:style-name="T19">θ</text:span><text:span text:style-name="T23">i</text:span><text:span text:style-name="T18">,</text:span> %</text:p>
          </table:table-cell>
          <table:table-cell table:style-name="s1.B2" table:number-rows-spanned="2" office:value-type="string">
            <text:p text:style-name="P27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.I2" table:number-rows-spanned="2" office:value-type="string">
            <text:p text:style-name="P23"><text:span text:style-name="T10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11">H</text:span><text:span text:style-name="T23">pi</text:span><text:span text:style-name="T10">(10)</text:span></text:p>
          </table:table-cell>
          <table:table-cell table:style-name="s1.D3" office:value-type="string">
            <text:p text:style-name="P30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.D3" office:value-type="string">
            <text:p text:style-name="P30"><text:span text:style-name="T11">H</text:span><text:span text:style-name="T23">pi</text:span><text:span text:style-name="T15">(10)</text:span><text:span text:style-name="T24">meas</text:span><text:span text:style-name="T25">.</text:span><text:span text:style-name="T31">-</text:span><text:span text:style-name="T11">H</text:span><text:span text:style-name="T23">pi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µSv</text:p>
          </table:table-cell>
          <table:table-cell table:style-name="s1.B4" office:value-type="string">
            <text:p text:style-name="P13">##1-<text:span text:style-name="T10">dn_</text:span><text:span text:style-name="T18">3</text:span></text:p>
          </table:table-cell>
          <table:table-cell table:style-name="s1.B4" office:value-type="string">
            <text:p text:style-name="P20"><text:s text:c="2"/>##1-<text:span text:style-name="T10">dd_</text:span><text:span text:style-name="T18">3</text:span> <text:s/></text:p>
            <text:p text:style-name="P17">360s</text:p>
          </table:table-cell>
          <table:table-cell table:style-name="s1.B4" office:value-type="string">
            <text:p text:style-name="P13">##1-d_dev_<text:span text:style-name="T18">3</text:span></text:p>
          </table:table-cell>
          <table:table-cell table:style-name="s1.B4" office:value-type="string">
            <text:p text:style-name="P13">##1-dose_<text:span text:style-name="T18">3</text:span></text:p>
          </table:table-cell>
          <table:table-cell table:style-name="s1.B4" office:value-type="string">
            <text:p text:style-name="P13">##1-d_res_<text:span text:style-name="T18">3</text:span></text:p>
          </table:table-cell>
          <table:table-cell table:style-name="s1.B4" office:value-type="string">
            <text:p text:style-name="P13">##1-o_pog_<text:span text:style-name="T18">3</text:span></text:p>
          </table:table-cell>
          <table:table-cell table:style-name="s1.B4" office:value-type="string">
            <text:p text:style-name="P13">##1-d_gran_<text:span text:style-name="T18">3</text:span></text:p>
          </table:table-cell>
          <table:table-cell table:style-name="s1.I4" office:value-type="string">
            <text:p text:style-name="P12">±<text:span text:style-name="T10">15</text:span></text:p>
          </table:table-cell>
        </table:table-row>
        <table:table-row>
          <table:table-cell table:style-name="s1.A5" office:value-type="string">
            <text:p text:style-name="P12">4.0 mSv</text:p>
          </table:table-cell>
          <table:table-cell table:style-name="s1.B5" office:value-type="string">
            <text:p text:style-name="P13">##1-<text:span text:style-name="T10">dn</text:span></text:p>
          </table:table-cell>
          <table:table-cell table:style-name="s1.B5" office:value-type="string">
            <text:p text:style-name="P20"><text:s text:c="2"/>##1-<text:span text:style-name="T10">dd</text:span> <text:s/></text:p>
            <text:p text:style-name="P17">180s</text:p>
          </table:table-cell>
          <table:table-cell table:style-name="s1.B5" office:value-type="string">
            <text:p text:style-name="P13">##1-d_dev</text:p>
          </table:table-cell>
          <table:table-cell table:style-name="s1.B5" office:value-type="string">
            <text:p text:style-name="P13">##1-dose</text:p>
          </table:table-cell>
          <table:table-cell table:style-name="s1.B5" office:value-type="string">
            <text:p text:style-name="P13">##1-d_res</text:p>
          </table:table-cell>
          <table:table-cell table:style-name="s1.B5" office:value-type="string">
            <text:p text:style-name="P13">##1-o_pog</text:p>
          </table:table-cell>
          <table:table-cell table:style-name="s1.B5" office:value-type="string">
            <text:p text:style-name="P13">##1-d_gran</text:p>
          </table:table-cell>
          <table:table-cell table:style-name="s1.I5" office:value-type="string">
            <text:p text:style-name="P12">±<text:span text:style-name="T18">15</text:span></text:p>
          </table:table-cell>
        </table:table-row>
      </table:table>
      <text:p text:style-name="P5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Calibrated by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39">(signature)</text:p>
          </table:table-cell>
        </table:table-row>
        <table:table-row>
          <table:table-cell table:style-name="Таблица1.A1" office:value-type="string">
            <text:p text:style-name="P40">Technical control: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39">(signatur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A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2-03-09T09:09:26.22</dc:date>
    <meta:editing-duration>P3DT9H8M24S</meta:editing-duration>
    <meta:editing-cycles>426</meta:editing-cycles>
    <meta:generator>OpenOffice/4.1.6$Win32 OpenOffice.org_project/416m1$Build-9790</meta:generator>
    <meta:document-statistic meta:table-count="3" meta:image-count="1" meta:object-count="0" meta:page-count="1" meta:paragraph-count="138" meta:word-count="253" meta:character-count="1699"/>
  </office:meta>
</office:document-meta>
</file>